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2" style:parent-style-name="Fuentedepárrafopredeter." style:family="text">
      <style:text-properties fo:color="#44546A"/>
    </style:style>
    <style:style style:name="P3" style:parent-style-name="Normal" style:family="paragraph">
      <style:paragraph-properties fo:text-align="center" fo:margin-top="0.1666in"/>
    </style:style>
    <style:style style:name="T4" style:parent-style-name="Fuentedepárrafopredeter." style:family="text">
      <style:text-properties fo:color="#FFFFFF"/>
    </style:style>
    <style:style style:name="P5" style:parent-style-name="Normal" style:family="paragraph">
      <style:paragraph-properties fo:line-height="100%"/>
    </style:style>
    <style:style style:name="T6" style:parent-style-name="Fuentedepárrafopredeter." style:family="text">
      <style:text-properties style:font-name="Calibri Light" style:font-name-complex="Times New Roman" fo:color="#4472C4" fo:font-size="36pt" style:font-size-asian="36pt" style:font-size-complex="36pt"/>
    </style:style>
    <style:style style:name="T7" style:parent-style-name="Fuentedepárrafopredeter." style:family="text">
      <style:text-properties style:font-name="Calibri Light" style:font-name-complex="Times New Roman" fo:color="#44546A" fo:font-size="16pt" style:font-size-asian="16pt" style:font-size-complex="16pt"/>
    </style:style>
    <style:style style:name="P8" style:parent-style-name="Normal" style:family="paragraph">
      <style:paragraph-properties fo:break-before="page"/>
    </style:style>
    <style:style style:name="P9" style:parent-style-name="Párrafodelista" style:list-style-name="LFO1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10" style:parent-style-name="Párrafodelista" style:family="paragraph">
      <style:text-properties style:font-name="Arial" fo:font-size="12pt" style:font-size-asian="12pt" style:font-size-complex="12pt"/>
    </style:style>
    <style:style style:name="T11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2" style:parent-style-name="Fuentedepárrafopredeter." style:family="text">
      <style:text-properties style:font-name="Arial" fo:font-size="12pt" style:font-size-asian="12pt" style:font-size-complex="12pt"/>
    </style:style>
    <style:style style:name="T13" style:parent-style-name="Fuentedepárrafopredeter." style:family="text">
      <style:text-properties style:font-name="Arial" fo:font-size="12pt" style:font-size-asian="12pt" style:font-size-complex="12pt"/>
    </style:style>
    <style:style style:name="P14" style:parent-style-name="Párrafodelista" style:family="paragraph">
      <style:text-properties style:font-name="Arial" fo:font-size="12pt" style:font-size-asian="12pt" style:font-size-complex="12pt"/>
    </style:style>
    <style:style style:name="T15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6" style:parent-style-name="Fuentedepárrafopredeter." style:family="text">
      <style:text-properties style:font-name="Arial" fo:font-size="12pt" style:font-size-asian="12pt" style:font-size-complex="12pt"/>
    </style:style>
    <style:style style:name="T17" style:parent-style-name="Fuentedepárrafopredeter." style:family="text">
      <style:text-properties style:font-name="Arial" fo:font-size="12pt" style:font-size-asian="12pt" style:font-size-complex="12pt"/>
    </style:style>
    <style:style style:name="P18" style:parent-style-name="Párrafodelista" style:family="paragraph">
      <style:text-properties style:font-name="Arial" fo:font-size="12pt" style:font-size-asian="12pt" style:font-size-complex="12pt"/>
    </style:style>
    <style:style style:name="T19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0" style:parent-style-name="Fuentedepárrafopredeter." style:family="text">
      <style:text-properties style:font-name="Arial" fo:font-size="12pt" style:font-size-asian="12pt" style:font-size-complex="12pt"/>
    </style:style>
    <style:style style:name="T21" style:parent-style-name="Fuentedepárrafopredeter." style:family="text">
      <style:text-properties style:font-name="Arial" fo:font-size="12pt" style:font-size-asian="12pt" style:font-size-complex="12pt"/>
    </style:style>
    <style:style style:name="P22" style:parent-style-name="Párrafodelista" style:family="paragraph">
      <style:text-properties style:font-name="Arial" fo:font-size="12pt" style:font-size-asian="12pt" style:font-size-complex="12pt"/>
    </style:style>
    <style:style style:name="T23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4" style:parent-style-name="Fuentedepárrafopredeter." style:family="text">
      <style:text-properties style:font-name="Arial" fo:font-size="12pt" style:font-size-asian="12pt" style:font-size-complex="12pt"/>
    </style:style>
    <style:style style:name="T25" style:parent-style-name="Fuentedepárrafopredeter." style:family="text">
      <style:text-properties style:font-name="Arial" fo:font-size="12pt" style:font-size-asian="12pt" style:font-size-complex="12pt"/>
    </style:style>
    <style:style style:name="P26" style:parent-style-name="Párrafodelista" style:family="paragraph">
      <style:text-properties style:font-name="Arial" fo:font-size="12pt" style:font-size-asian="12pt" style:font-size-complex="12pt"/>
    </style:style>
    <style:style style:name="T27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8" style:parent-style-name="Fuentedepárrafopredeter." style:family="text">
      <style:text-properties style:font-name="Arial" fo:font-size="12pt" style:font-size-asian="12pt" style:font-size-complex="12pt"/>
    </style:style>
    <style:style style:name="T29" style:parent-style-name="Fuentedepárrafopredeter." style:family="text">
      <style:text-properties style:font-name="Arial" fo:font-size="12pt" style:font-size-asian="12pt" style:font-size-complex="12pt"/>
    </style:style>
    <style:style style:name="T30" style:parent-style-name="Fuentedepárrafopredeter." style:family="text">
      <style:text-properties style:font-name="Arial" fo:font-size="12pt" style:font-size-asian="12pt" style:font-size-complex="12pt"/>
    </style:style>
    <style:style style:name="P31" style:parent-style-name="Párrafodelista" style:family="paragraph">
      <style:text-properties style:font-name="Arial" fo:font-size="12pt" style:font-size-asian="12pt" style:font-size-complex="12pt"/>
    </style:style>
    <style:style style:name="T32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3" style:parent-style-name="Fuentedepárrafopredeter." style:family="text">
      <style:text-properties style:font-name="Arial" fo:font-size="12pt" style:font-size-asian="12pt" style:font-size-complex="12pt"/>
    </style:style>
    <style:style style:name="T34" style:parent-style-name="Fuentedepárrafopredeter." style:family="text">
      <style:text-properties style:font-name="Arial" fo:font-size="12pt" style:font-size-asian="12pt" style:font-size-complex="12pt"/>
    </style:style>
    <style:style style:name="P35" style:parent-style-name="Normal" style:family="paragraph">
      <style:paragraph-properties fo:break-before="page"/>
      <style:text-properties style:font-name="Arial" fo:font-size="12pt" style:font-size-asian="12pt" style:font-size-complex="12pt" fo:hyphenate="true"/>
    </style:style>
    <style:style style:name="P36" style:parent-style-name="Párrafodelista" style:list-style-name="LFO1" style:family="paragraph"/>
    <style:style style:name="T37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8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P41" style:parent-style-name="Párrafodelista" style:family="paragraph">
      <style:text-properties style:font-name="Arial" fo:font-size="12pt" style:font-size-asian="12pt" style:font-size-complex="12pt"/>
    </style:style>
    <style:style style:name="P42" style:parent-style-name="Párrafodelista" style:family="paragraph">
      <style:text-properties style:font-name="Arial" fo:font-size="12pt" style:font-size-asian="12pt" style:font-size-complex="12pt"/>
    </style:style>
    <style:style style:name="P43" style:parent-style-name="Párrafodelista" style:family="paragraph">
      <style:text-properties style:font-name="Arial" fo:font-size="12pt" style:font-size-asian="12pt" style:font-size-complex="12pt"/>
    </style:style>
    <style:style style:name="P44" style:parent-style-name="Párrafodelista" style:family="paragraph">
      <style:text-properties style:font-name="Arial" fo:font-size="12pt" style:font-size-asian="12pt" style:font-size-complex="12pt"/>
    </style:style>
    <style:style style:name="P45" style:parent-style-name="Párrafodelista" style:list-style-name="LFO1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T46" style:parent-style-name="Fuentedepárrafopredeter." style:family="text">
      <style:text-properties style:font-name="Arial" fo:font-size="12pt" style:font-size-asian="12pt" style:font-size-complex="12pt"/>
    </style:style>
    <style:style style:name="T47" style:parent-style-name="Fuentedepárrafopredeter." style:family="text">
      <style:text-properties style:font-name="Arial" fo:font-size="12pt" style:font-size-asian="12pt" style:font-size-complex="12pt"/>
    </style:style>
    <style:style style:name="T48" style:parent-style-name="Fuentedepárrafopredeter." style:family="text">
      <style:text-properties style:font-name="Arial" fo:font-size="12pt" style:font-size-asian="12pt" style:font-size-complex="12pt"/>
    </style:style>
    <style:style style:name="T49" style:parent-style-name="Fuentedepárrafopredeter." style:family="text">
      <style:text-properties style:font-name="Arial" fo:font-size="12pt" style:font-size-asian="12pt" style:font-size-complex="12pt"/>
    </style:style>
    <style:style style:name="T50" style:parent-style-name="Fuentedepárrafopredeter." style:family="text">
      <style:text-properties style:font-name="Arial" fo:font-size="12pt" style:font-size-asian="12pt" style:font-size-complex="12pt"/>
    </style:style>
    <style:style style:name="T51" style:parent-style-name="Fuentedepárrafopredeter." style:family="text">
      <style:text-properties style:font-name="Arial" fo:font-size="12pt" style:font-size-asian="12pt" style:font-size-complex="12pt"/>
    </style:style>
    <style:style style:name="T52" style:parent-style-name="Fuentedepárrafopredeter." style:family="text">
      <style:text-properties style:font-name="Arial" fo:font-size="12pt" style:font-size-asian="12pt" style:font-size-complex="12pt"/>
    </style:style>
    <style:style style:name="T53" style:parent-style-name="Fuentedepárrafopredeter." style:family="text">
      <style:text-properties style:font-name="Arial" fo:font-size="12pt" style:font-size-asian="12pt" style:font-size-complex="12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1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51664384" draw:id="id0" draw:style-name="a0" draw:name="Cuadro de texto 465" text:anchor-type="paragraph" svg:x="3.76181in" svg:y="7.71736in" svg:width="2.97639in" svg:height="0.29375in" style:rel-width="scale" style:rel-height="scale"><draw:text-box><text:p text:style-name="Sinespaciado"><text:span text:style-name="T2">Joan Banyuls Sánchez</text:span></text:p></draw:text-box><svg:title/><svg:desc/></draw:frame><draw:custom-shape svg:x="0in" svg:y="0in" svg:width="8.075in" svg:height="10.45in" draw:z-index="251663360" draw:id="id1" draw:style-name="a2" draw:name="Rectángulo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0288" draw:id="id2" draw:style-name="a3" draw:name="Rectángulo 467" text:anchor-type="paragraph"><svg:title/><svg:desc/><text:p text:style-name="P3"><text:span text:style-name="T4"><text:s text:c="5"/></text:span></text:p><draw:enhanced-geometry draw:type="non-primitive" svg:viewBox="0 0 21600 21600" draw:enhanced-path="M 0 0 L 21600 0 21600 21600 0 21600 Z N"/></draw:custom-shape><draw:custom-shape svg:x="3.63819in" svg:y="0.29236in" svg:width="3.30556in" svg:height="8.18542in" draw:z-index="251659264" draw:id="id3" draw:style-name="a4" draw:name="Rectángulo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17in" draw:z-index="251662336" draw:id="id4" draw:style-name="a5" draw:name="Rectángulo 469" text:anchor-type="paragraph"><svg:title/><svg:desc/><draw:enhanced-geometry draw:type="non-primitive" svg:viewBox="0 0 21600 21600" draw:enhanced-path="M 0 0 L 21600 0 21600 21600 0 21600 Z N"/></draw:custom-shape><draw:frame draw:z-index="251661312" draw:id="id5" draw:style-name="a6" draw:name="Cuadro de texto 470" text:anchor-type="paragraph" svg:x="3.76181in" svg:y="4.09236in" svg:width="2.97639in" svg:height="3.67292in" style:rel-width="scale" style:rel-height="scale"><draw:text-box><text:p text:style-name="P5"><text:span text:style-name="T6">Tema 1: Identificación de Sistemas de Gestión <text:s/>ERP-CRM</text:span></text:p><text:p text:style-name="Normal"><text:span text:style-name="T7">Actividad 1: Conceptos claros</text:span></text:p></draw:text-box><svg:title/><svg:desc/></draw:frame></text:p>
      <text:p text:style-name="P8"/>
      <text:list text:style-name="LFO1" text:continue-numbering="true">
        <text:list-item>
          <text:p text:style-name="P9">Definición de ERP, CRM, BI, HCM, SCM y BPM (Esto incluye averiguar que términos se esconden tras las<text:s/>siglas y describirlos de manera sintética).</text:p>
        </text:list-item>
      </text:list>
      <text:p text:style-name="P10"/>
      <text:p text:style-name="Párrafodelista"><text:span text:style-name="T11">ERP:<text:s/></text:span><text:span text:style-name="T12">Es un software de gestión empresarial que permite planificar y controlar los procesos y recursos de negocio de una empresa. Se trata de conseguir que todos los datos de la compañía estén<text:s/></text:span><text:span text:style-name="T13">integrados y conectados.</text:span></text:p>
      <text:p text:style-name="P14"/>
      <text:p text:style-name="Párrafodelista"><text:span text:style-name="T15">CRM:<text:s/></text:span><text:span text:style-name="T16">Es un término de la industria de la información que se aplica a metodologías, software y, en general, a las capacidades de Internet que ayudan a una empresa a gestionar las relaciones con sus clientes de una manera organizada</text:span><text:span text:style-name="T17">.</text:span></text:p>
      <text:p text:style-name="P18"/>
      <text:p text:style-name="Párrafodelista"><text:span text:style-name="T19">BI:<text:s/></text:span><text:span text:style-name="T20">Es el conjunto de metodologías, aplicaciones y tecnologías que permiten reunir, depurar y transformar datos de los sistemas transaccionales e información desestructurada en información estructurada, para su explotación directa o para su análisis y c</text:span><text:span text:style-name="T21">onversión en conocimiento, dando así soporte a la toma de decisiones sobre el negocio.</text:span></text:p>
      <text:p text:style-name="P22"/>
      <text:p text:style-name="Párrafodelista"><text:span text:style-name="T23">HCM:<text:s/></text:span><text:span text:style-name="T24">Se encarga de la gestión de talentos, de controlar la productividad de los empleados y de las habituales tareas de contratación, despido, etc. Una de las funciones</text:span><text:span text:style-name="T25"><text:s/>principales del HCM es la de automatizar en todo lo posible los procesos relacionados con el personal, para que el departamento de recursos humanos tenga la mayor eficiencia posible.</text:span></text:p>
      <text:p text:style-name="P26"/>
      <text:p text:style-name="Párrafodelista"><text:span text:style-name="T27">SCM:<text:s/></text:span><text:span text:style-name="T28">Ayudan a gestionar toda la serie de proveedores, suminist</text:span><text:span text:style-name="T29">radores o fabricantes que intervienen en la creación de un producto o servicio determinado. Esto incluye el almacenamiento de materiales o productos intermedios. SCM nos puede ayudar en eliminar cuellos de botella en el suministro o fabricación o a la hora</text:span><text:span text:style-name="T30"><text:s/>de localizar problemas potenciales y buscar alternativas (como nuevos suministradores).</text:span></text:p>
      <text:p text:style-name="P31"/>
      <text:p text:style-name="Párrafodelista"><text:span text:style-name="T32">BPM:</text:span><text:span text:style-name="T33"><text:s/>Metodología empresarial cuyo objetivo es mejorar la eficiencia a través de la gestión sistemática de los procesos de negocio, que se deben modelar, automatizar,<text:s/></text:span><text:span text:style-name="T34">y optimizar de forma continua.</text:span></text:p>
      <text:p text:style-name="P35"/>
      <text:list text:style-name="LFO1" text:continue-numbering="true">
        <text:list-item>
          <text:p text:style-name="P36"><text:span text:style-name="T37">Estado del arte de los principales sistemas: ERP,CRM y BI. El término "estado del arte", se utiliza habitualmente en proyectos de investigación y<text:s/></text:span><text:span text:style-name="T38">hace referencia a las últimas tendencias acerca de algo, en nuestro caso, acer</text:span><text:span text:style-name="T39">ca de las tecnologías más importantes relacionadas con los sistemas de gestión empresarial</text:span><text:span text:style-name="T40">. Deberéis analizar cuáles son las tendencias en el sector, actuales y de futuro para cada una de las tres así como las empresas y productos de más actualidad.</text:span></text:p>
        </text:list-item>
      </text:list>
      <text:p text:style-name="P41">Las tendencias es tener los sistemas ERP, CRM y BI en la nube, ya que de esta manera proporciona agilidad, confidencialidad, seguridad y personalización.</text:p>
      <text:p text:style-name="P42">Los mejores ERP en la actualidad son: Business Central, Aqua, Business One, Sage, Libra.</text:p>
      <text:p text:style-name="P43">Los mejores CRM en<text:s/>la actualidad son: Microsoft Dynamics CRM, HubSpot CRM, SAP CRM, Zoho CRM, Salesforce CRM.</text:p>
      <text:p text:style-name="P44">Los mejores BI en la actualidad son: MD/DQ MANAGEMENT, DATA DISCOVERY – VISUALIZACIÓN, AUTOSERVICIO BI, DATA GOVERNANCE, CULTURA DATA-DRIVEN.</text:p>
      <text:list text:style-name="LFO1" text:continue-numbering="true">
        <text:list-item>
          <text:p text:style-name="P45">Investigación sobre las herramientas que nos ofrece la empresa Ahora Soluciones para el desarrollo del módulo de SGE. ¿Pueden poner a nuestra disposición todos los términos que se han estudiado a lo largo de este tema?</text:p>
        </text:list-item>
      </text:list>
      <text:p text:style-name="Párrafodelista"><text:span text:style-name="T46">Ahora Soluciones ofrece el<text:s/></text:span><text:span text:style-name="T47">software de gestión</text:span><text:span text:style-name="T48"><text:s/></text:span><text:span text:style-name="T49">F</text:span><text:span text:style-name="T50">reeware, que a la vez este ofrece soluciones de software <text:s/>ERP, CRM, SGA… con lo que ayudaría</text:span><text:span text:style-name="T51"><text:s/>a gestionar de una manera más fácil el<text:s/></text:span><text:span text:style-name="T52">Business Intelligence</text:span><text:span text:style-name="T5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PMingLiU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dae3f3" draw:end-color="#8faadc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ma 1: Identificación de Sistemas de Gestión  ERP-CRM</dc:title>
    <dc:description/>
    <dc:subject>Actividad 1</dc:subject>
    <meta:initial-creator>Joan Banyuls Sánchez</meta:initial-creator>
    <dc:creator>jobanyuls@gmail.com</dc:creator>
    <meta:creation-date>2019-10-04T10:06:00Z</meta:creation-date>
    <dc:date>2019-10-04T10:06:00Z</dc:date>
    <meta:template xlink:href="Normal" xlink:type="simple"/>
    <meta:editing-cycles>2</meta:editing-cycles>
    <meta:editing-duration>PT0S</meta:editing-duration>
    <meta:document-statistic meta:page-count="3" meta:paragraph-count="6" meta:word-count="507" meta:character-count="3290" meta:row-count="23" meta:non-whitespace-character-count="2789"/>
  </office:meta>
</office:document-meta>
</file>